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cm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cm" svg:height="8cm" svg:x="1.8cm" svg:y="3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cm" svg:height="1.45cm" svg:x="2.9cm" svg:y="4.2cm">
          <draw:text-box>
            <text:p>マスタ機器</text:p>
          </draw:text-box>
        </draw:frame>
        <draw:frame draw:style-name="gr3" xml:id="id1" draw:id="id1" draw:layer="layout" svg:width="2.1cm" svg:height="1.05cm" svg:x="5.6cm" svg:y="5.6cm">
          <draw:text-box>
            <text:p text:style-name="P2">SS1</text:p>
          </draw:text-box>
        </draw:frame>
        <draw:frame draw:style-name="gr3" xml:id="id5" draw:id="id5" draw:layer="layout" svg:width="2.5cm" svg:height="1.05cm" svg:x="5.1cm" svg:y="8cm">
          <draw:text-box>
            <text:p text:style-name="P2">MOSI</text:p>
          </draw:text-box>
        </draw:frame>
        <draw:frame draw:style-name="gr3" xml:id="id9" draw:id="id9" draw:layer="layout" svg:width="2.5cm" svg:height="1.05cm" svg:x="5.2cm" svg:y="9.3cm">
          <draw:text-box>
            <text:p text:style-name="P2">MISO</text:p>
          </draw:text-box>
        </draw:frame>
        <draw:frame draw:style-name="gr3" xml:id="id11" draw:id="id11" draw:layer="layout" svg:width="2.5cm" svg:height="1.05cm" svg:x="5.2cm" svg:y="10.5cm">
          <draw:text-box>
            <text:p text:style-name="P2">SCK</text:p>
          </draw:text-box>
        </draw:frame>
        <draw:custom-shape draw:style-name="gr1" draw:text-style-name="P1" draw:layer="layout" svg:width="5.9cm" svg:height="6.7cm" svg:x="16.1cm" svg:y="3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cm" svg:height="1.45cm" svg:x="17cm" svg:y="4.2cm">
          <draw:text-box>
            <text:p>スレーブ機器1</text:p>
          </draw:text-box>
        </draw:frame>
        <draw:frame draw:style-name="gr3" xml:id="id2" draw:id="id2" draw:layer="layout" svg:width="1.6cm" svg:height="1.05cm" svg:x="16.1cm" svg:y="5.6cm">
          <draw:text-box>
            <text:p text:style-name="P3">SS</text:p>
          </draw:text-box>
        </draw:frame>
        <draw:frame draw:style-name="gr3" xml:id="id6" draw:id="id6" draw:layer="layout" svg:width="2.5cm" svg:height="1.05cm" svg:x="16.2cm" svg:y="6.9cm">
          <draw:text-box>
            <text:p text:style-name="P3">MOSI</text:p>
          </draw:text-box>
        </draw:frame>
        <draw:frame draw:style-name="gr3" xml:id="id8" draw:id="id8" draw:layer="layout" svg:width="2.5cm" svg:height="1.05cm" svg:x="16.1cm" svg:y="8.2cm">
          <draw:text-box>
            <text:p text:style-name="P3">MISO</text:p>
          </draw:text-box>
        </draw:frame>
        <draw:frame draw:style-name="gr3" xml:id="id12" draw:id="id12" draw:layer="layout" svg:width="2.5cm" svg:height="1.05cm" svg:x="16.1cm" svg:y="9.4cm">
          <draw:text-box>
            <text:p text:style-name="P3">SCK</text:p>
          </draw:text-box>
        </draw:frame>
        <draw:custom-shape draw:style-name="gr1" draw:text-style-name="P1" draw:layer="layout" svg:width="5.9cm" svg:height="6.7cm" svg:x="16.099cm" svg:y="11.79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cm" svg:height="1.45cm" svg:x="16.999cm" svg:y="12.199cm">
          <draw:text-box>
            <text:p>スレーブ機器2</text:p>
          </draw:text-box>
        </draw:frame>
        <draw:frame draw:style-name="gr3" xml:id="id4" draw:id="id4" draw:layer="layout" svg:width="1.6cm" svg:height="1.05cm" svg:x="16.099cm" svg:y="13.599cm">
          <draw:text-box>
            <text:p text:style-name="P3">SS</text:p>
          </draw:text-box>
        </draw:frame>
        <draw:frame draw:style-name="gr3" xml:id="id7" draw:id="id7" draw:layer="layout" svg:width="2.5cm" svg:height="1.05cm" svg:x="16.099cm" svg:y="14.899cm">
          <draw:text-box>
            <text:p text:style-name="P3">MOSI</text:p>
          </draw:text-box>
        </draw:frame>
        <draw:frame draw:style-name="gr3" xml:id="id10" draw:id="id10" draw:layer="layout" svg:width="2.5cm" svg:height="1.05cm" svg:x="16.099cm" svg:y="16.199cm">
          <draw:text-box>
            <text:p text:style-name="P3">MISO</text:p>
          </draw:text-box>
        </draw:frame>
        <draw:frame draw:style-name="gr3" xml:id="id13" draw:id="id13" draw:layer="layout" svg:width="2.5cm" svg:height="1.05cm" svg:x="16.099cm" svg:y="17.399cm">
          <draw:text-box>
            <text:p text:style-name="P3">SCK</text:p>
          </draw:text-box>
        </draw:frame>
        <draw:frame draw:style-name="gr3" xml:id="id3" draw:id="id3" draw:layer="layout" svg:width="2.1cm" svg:height="1.05cm" svg:x="5.6cm" svg:y="6.8cm">
          <draw:text-box>
            <text:p text:style-name="P2">SS2</text:p>
          </draw:text-box>
        </draw:frame>
        <draw:connector draw:style-name="gr4" draw:text-style-name="P1" draw:layer="layout" svg:x1="7.7cm" svg:y1="6.125cm" svg:x2="16.1cm" svg:y2="6.125cm" draw:start-shape="id1" draw:start-glue-point="1" draw:end-shape="id2" draw:end-glue-point="3" svg:d="m7700 6125h8400" svg:viewBox="0 0 8401 1">
          <text:p/>
        </draw:connector>
        <draw:connector draw:style-name="gr4" draw:text-style-name="P1" draw:layer="layout" svg:x1="7.7cm" svg:y1="7.325cm" svg:x2="16.099cm" svg:y2="14.124cm" draw:start-shape="id3" draw:start-glue-point="1" draw:end-shape="id4" draw:end-glue-point="3" svg:d="m7700 7325h4200v6799h4199" svg:viewBox="0 0 8400 6800">
          <text:p/>
        </draw:connector>
        <draw:connector draw:style-name="gr4" draw:text-style-name="P1" draw:layer="layout" draw:line-skew="1.65cm" svg:x1="7.6cm" svg:y1="8.525cm" svg:x2="16.2cm" svg:y2="7.425cm" draw:start-shape="id5" draw:start-glue-point="1" draw:end-shape="id6" draw:end-glue-point="3" svg:d="m7600 8525h5950v-1100h2650" svg:viewBox="0 0 8601 1101">
          <text:p/>
        </draw:connector>
        <draw:connector draw:style-name="gr4" draw:text-style-name="P1" draw:layer="layout" draw:line-skew="-1.35cm" svg:x1="7.6cm" svg:y1="8.525cm" svg:x2="16.099cm" svg:y2="15.424cm" draw:start-shape="id5" draw:start-glue-point="1" draw:end-shape="id7" draw:end-glue-point="3" svg:d="m7600 8525h2900v6899h5599" svg:viewBox="0 0 8500 6900">
          <text:p/>
        </draw:connector>
        <draw:connector draw:style-name="gr4" draw:text-style-name="P1" draw:layer="layout" draw:line-skew="2.25cm" svg:x1="16.1cm" svg:y1="8.725cm" svg:x2="7.7cm" svg:y2="9.825cm" draw:start-shape="id8" draw:start-glue-point="3" draw:end-shape="id9" draw:end-glue-point="1" svg:d="m16100 8725h-1950v1100h-6450" svg:viewBox="0 0 8401 1101">
          <text:p/>
        </draw:connector>
        <draw:connector draw:style-name="gr4" draw:text-style-name="P1" draw:layer="layout" draw:line-skew="-2.25cm" svg:x1="16.099cm" svg:y1="16.724cm" svg:x2="7.7cm" svg:y2="9.825cm" draw:start-shape="id10" draw:start-glue-point="3" draw:end-shape="id9" draw:end-glue-point="1" svg:d="m16099 16724h-6449v-6899h-1950" svg:viewBox="0 0 8400 6900">
          <text:p/>
        </draw:connector>
        <draw:connector draw:style-name="gr4" draw:text-style-name="P1" draw:layer="layout" draw:line-skew="2.75cm" svg:x1="7.7cm" svg:y1="11.025cm" svg:x2="16.1cm" svg:y2="9.925cm" draw:start-shape="id11" draw:start-glue-point="1" draw:end-shape="id12" draw:end-glue-point="3" svg:d="m7700 11025h6950v-1100h1450" svg:viewBox="0 0 8401 1101">
          <text:p/>
        </draw:connector>
        <draw:connector draw:style-name="gr4" draw:text-style-name="P1" draw:layer="layout" draw:line-skew="-3.4cm" svg:x1="7.7cm" svg:y1="11.025cm" svg:x2="16.099cm" svg:y2="17.924cm" draw:start-shape="id11" draw:start-glue-point="1" draw:end-shape="id13" draw:end-glue-point="3" svg:d="m7700 11025h800v6899h7599" svg:viewBox="0 0 8400 6900">
          <text:p/>
        </draw:connector>
        <draw:line draw:style-name="gr5" draw:text-style-name="P1" draw:layer="layout" svg:x1="6.2cm" svg:y1="5.5cm" svg:x2="7.4cm" svg:y2="5.5cm">
          <text:p/>
        </draw:line>
        <draw:line draw:style-name="gr5" draw:text-style-name="P1" draw:layer="layout" svg:x1="6.199cm" svg:y1="6.799cm" svg:x2="7.399cm" svg:y2="6.799cm">
          <text:p/>
        </draw:line>
        <draw:line draw:style-name="gr5" draw:text-style-name="P1" draw:layer="layout" svg:x1="16.298cm" svg:y1="5.599cm" svg:x2="17.1cm" svg:y2="5.599cm">
          <text:p/>
        </draw:line>
        <draw:line draw:style-name="gr5" draw:text-style-name="P1" draw:layer="layout" svg:x1="16.297cm" svg:y1="13.598cm" svg:x2="17.099cm" svg:y2="13.5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2-03T17:37:47</meta:creation-date>
    <meta:generator>LibreOffice/3.5$Linux_x86 LibreOffice_project/350m1$Build-2</meta:generator>
    <dc:date>2016-12-06T13:29:09</dc:date>
    <dc:creator>tokai </dc:creator>
    <meta:editing-duration>P0D</meta:editing-duration>
    <meta:editing-cycles>3</meta:editing-cycles>
    <meta:document-statistic meta:object-count="31"/>
  </office:meta>
</office:document-meta>
</file>